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13e28" officeooo:paragraph-rsid="00113e28"/>
    </style:style>
    <style:style style:name="P2" style:family="paragraph" style:parent-style-name="Standard">
      <style:paragraph-properties fo:text-align="start" style:justify-single-word="false"/>
      <style:text-properties fo:language="fr" fo:country="FR" officeooo:rsid="00113e28" officeooo:paragraph-rsid="00113e28"/>
    </style:style>
    <style:style style:name="P3" style:family="paragraph" style:parent-style-name="Standard">
      <style:paragraph-properties fo:text-align="start" style:justify-single-word="false"/>
      <style:text-properties fo:language="fr" fo:country="FR" officeooo:rsid="001242d6" officeooo:paragraph-rsid="001242d6"/>
    </style:style>
    <style:style style:name="P4" style:family="paragraph" style:parent-style-name="Standard">
      <style:paragraph-properties fo:text-align="start" style:justify-single-word="false"/>
      <style:text-properties fo:language="fr" fo:country="FR" officeooo:rsid="001242d6" officeooo:paragraph-rsid="00131a91"/>
    </style:style>
    <style:style style:name="P5" style:family="paragraph" style:parent-style-name="Standard">
      <style:paragraph-properties fo:text-align="start" style:justify-single-word="false"/>
      <style:text-properties fo:language="fr" fo:country="FR" officeooo:rsid="001242d6" officeooo:paragraph-rsid="00131d99"/>
    </style:style>
    <style:style style:name="P6" style:family="paragraph" style:parent-style-name="Standard">
      <style:paragraph-properties fo:text-align="start" style:justify-single-word="false"/>
      <style:text-properties fo:language="fr" fo:country="FR" officeooo:rsid="0013442b" officeooo:paragraph-rsid="0013442b"/>
    </style:style>
    <style:style style:name="P7" style:family="paragraph" style:parent-style-name="Standard">
      <style:paragraph-properties fo:text-align="start" style:justify-single-word="false"/>
      <style:text-properties fo:language="fr" fo:country="FR" officeooo:rsid="001536c8" officeooo:paragraph-rsid="001536c8"/>
    </style:style>
    <style:style style:name="P8" style:family="paragraph" style:parent-style-name="Standard">
      <style:paragraph-properties fo:text-align="start" style:justify-single-word="false"/>
      <style:text-properties fo:language="fr" fo:country="FR" officeooo:rsid="001808dd" officeooo:paragraph-rsid="001808dd"/>
    </style:style>
    <style:style style:name="T1" style:family="text">
      <style:text-properties officeooo:rsid="001242d6"/>
    </style:style>
    <style:style style:name="T2" style:family="text">
      <style:text-properties officeooo:rsid="00131a91"/>
    </style:style>
    <style:style style:name="T3" style:family="text">
      <style:text-properties officeooo:rsid="00131d99"/>
    </style:style>
    <style:style style:name="T4" style:family="text">
      <style:text-properties officeooo:rsid="0016d3a7"/>
    </style:style>
    <style:style style:name="T5" style:family="text">
      <style:text-properties officeooo:rsid="001808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text:p>
      <text:p text:style-name="P1"/>
      <text:p text:style-name="P1"/>
      <text:p text:style-name="P2">Dans le cadre du projet de BDD/FDD, nous n’avons pas pu continuer plus loin que l’<text:span text:style-name="T4">exercice</text:span> 2.1, soit l<text:span text:style-name="T5">à</text:span> o<text:span text:style-name="T5">ù</text:span> nous étions lors de notre entrevue en <text:span text:style-name="T5">milieu</text:span> de projet. Nous n’avons pas eu le temps <text:span text:style-name="T5">de réaliser correctement le projet</text:span>, nos ressources étant prise<text:span text:style-name="T5">s</text:span> sur le projet annuel depuis que celui-ci a comme<text:span text:style-name="T5">ncé</text:span> et sur les autres projets qui ont pri<text:span text:style-name="T5">s</text:span> bea<text:span text:style-name="T5">u</text:span>coup plus de temps que nous l’avions estimé, <text:span text:style-name="T1">ainsi que des problèmes techniques pour la réalisation de ce projet</text:span>. </text:p>
      <text:p text:style-name="P2"/>
      <text:p text:style-name="P3">Cependant nous pouvons vous indiquer la méthodologie que nous allions employ<text:span text:style-name="T5">er</text:span> pour la suite du projet à <text:span text:style-name="T5">défaut</text:span> de la <text:span text:style-name="T5">réaliser.</text:span></text:p>
      <text:p text:style-name="P3"/>
      <text:p text:style-name="P4"><text:span text:style-name="T2">Notre principal soucis a été la conception des MapReduce pour la partie 2.1.6, cet élément a été bloquant pour la progression.</text:span></text:p>
      <text:p text:style-name="P4"/>
      <text:p text:style-name="P5"><text:span text:style-name="T2">Dans l’étape 3 nous aurions donc appris à utiliser une base de donnée orientée graphe. Aucune particularité pour la méthodologie employé ici.</text:span></text:p>
      <text:p text:style-name="P5"/>
      <text:p text:style-name="P5"><text:span text:style-name="T3">Pour la comparaison des SGBD on aurait pris les éléments suivants : Quantité de données pouvant être traitée, temps pris pour une requête pour X données, la complexité pour faire les requêtes, type de données prises en charge.</text:span></text:p>
      <text:p text:style-name="P5"/>
      <text:p text:style-name="P5"><text:span text:style-name="T3">Pour l’étape 5, on aurait cherché si les différents Descriptor sont plus ou moins liés entre eux. On aurait pu faire du clustering sur les Descriptor et sur les Qualifier. On aurait utilisé l’algorithme K-Nearest Neighbors afin de voir les Mesh les plus proches.</text:span></text:p>
      <text:p text:style-name="P5"/>
      <text:p text:style-name="P6">Pour l’étape 6, il aurait fallut prendre en main les différents outils, n’ayant pas pu faire <text:span text:style-name="T5">ce</text:span>ci on ne peut se rendre compte du véritable travail <text:span text:style-name="T5">à</text:span> réalis<text:span text:style-name="T5">er</text:span> pour cette partie. </text:p>
      <text:p text:style-name="P6"/>
      <text:p text:style-name="P7">Nous sommes désolé de ne pas avoir répondu a vos attentes.</text:p>
      <text:p text:style-name="P8">Nous sommes cependant a votre disposition si vous souhaitez une entrevue plus approfondie sur le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10" meta:word-count="286" meta:character-count="1692" meta:non-whitespace-character-count="1414"/>
  </office:meta>
</office:document-meta>
</file>